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abd9"/>
    </style:style>
    <style:style style:name="P2" style:family="paragraph" style:parent-style-name="Standard">
      <style:text-properties officeooo:rsid="0018abd9" officeooo:paragraph-rsid="0018abd9"/>
    </style:style>
    <style:style style:name="P3" style:family="paragraph" style:parent-style-name="Standard">
      <style:paragraph-properties fo:text-align="center" style:justify-single-word="false"/>
      <style:text-properties officeooo:rsid="0018abd9" officeooo:paragraph-rsid="0018abd9"/>
    </style:style>
    <style:style style:name="P4" style:family="paragraph" style:parent-style-name="Standard">
      <style:text-properties fo:font-weight="bold" officeooo:rsid="0018abd9" style:font-weight-asian="bold" style:font-weight-complex="bold"/>
    </style:style>
    <style:style style:name="P5" style:family="paragraph" style:parent-style-name="Standard">
      <style:text-properties officeooo:rsid="001a0b90" officeooo:paragraph-rsid="001a0b90"/>
    </style:style>
    <style:style style:name="T1" style:family="text">
      <style:text-properties officeooo:rsid="001a0b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HP – Orientado a Objetos</text:p>
      <text:p text:style-name="P4"><text:tab/>Conceitos</text:p>
      <text:p text:style-name="P1"/>
      <text:p text:style-name="P1">Classes – Um conjunto de atributos e métodos, onde se encontram funções e variáveis que resolvem um determinado assunto em comum.</text:p>
      <text:p text:style-name="P1"/>
      <text:p text:style-name="P2"><text:tab/>Funções (Métodos) – Um bloco de códigos que retorna um valor final </text:p>
      <text:p text:style-name="P1"><text:tab/>Variáveis – Dentro das classes são atributos de uma função</text:p>
      <text:p text:style-name="P1"><text:tab/>Encapsulamento – Controlar o acesso das variáveis, definindo hierarquia de acesso a elas, </text:p>
      <text:p text:style-name="P2"/>
      <text:p text:style-name="P2">Objetos – Uma variável que representa <text:span text:style-name="T1">uma classe</text:span>,</text:p>
      <text:p text:style-name="P2"/>
      <text:p text:style-name="P2">Instância – <text:span text:style-name="T1">Quando uma variável instância ou representa uma classe, </text:span></text:p>
      <text:p text:style-name="P2"/>
      <text:p text:style-name="P5">Quando a classe é criada ela não é instanciada, não existe, ela passa a existir no programa após a instância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09:15:50.353000000</meta:creation-date>
    <dc:date>2021-11-23T09:29:02.237000000</dc:date>
    <meta:editing-duration>PT3M1S</meta:editing-duration>
    <meta:editing-cycles>1</meta:editing-cycles>
    <meta:document-statistic meta:table-count="0" meta:image-count="0" meta:object-count="0" meta:page-count="1" meta:paragraph-count="9" meta:word-count="93" meta:character-count="608" meta:non-whitespace-character-count="509"/>
    <meta:generator>LibreOffice/7.2.2.2$Windows_X86_64 LibreOffice_project/02b2acce88a210515b4a5bb2e46cbfb63fe97d56</meta:generator>
  </office:meta>
</office:document-meta>
</file>